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36360b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2f681b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bold" officeooo:rsid="0036360b" officeooo:paragraph-rsid="0037dbfc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Courier New1" fo:font-size="11pt" fo:language="ca" fo:country="ES" fo:font-weight="normal" officeooo:rsid="0037dbfc" officeooo:paragraph-rsid="0037dbfc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" fo:font-size="11pt" fo:language="ca" fo:country="ES" fo:font-weight="normal" officeooo:rsid="0037dbfc" officeooo:paragraph-rsid="0037dbf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" fo:font-size="11pt" fo:language="ca" fo:country="ES" fo:font-weight="normal" officeooo:rsid="0037dbfc" officeooo:paragraph-rsid="003c9b07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" fo:font-size="11pt" fo:language="ca" fo:country="ES" fo:font-weight="bold" officeooo:rsid="0037dbfc" officeooo:paragraph-rsid="0037dbfc" style:font-size-asian="11pt" style:font-weight-asian="bold" style:font-size-complex="11pt" style:font-weight-complex="bold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6360b" style:font-size-asian="14pt" style:font-name-complex="Arial" style:font-size-complex="14pt"/>
    </style:style>
    <style:style style:name="P15" style:family="paragraph" style:parent-style-name="Text_20_body" style:list-style-name="L1">
      <style:text-properties style:font-name="Arial" fo:font-size="11pt" fo:language="ca" fo:country="ES" fo:font-weight="normal" officeooo:rsid="0037dbfc" officeooo:paragraph-rsid="0037dbfc" style:font-size-asian="11pt" style:font-weight-asian="normal" style:font-size-complex="11pt" style:font-weight-complex="normal"/>
    </style:style>
    <style:style style:name="T1" style:family="text">
      <style:text-properties officeooo:rsid="0036360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681b" style:font-weight-asian="normal" style:font-weight-complex="normal"/>
    </style:style>
    <style:style style:name="T6" style:family="text">
      <style:text-properties fo:font-weight="normal" officeooo:rsid="0037dbfc" style:font-weight-asian="normal" style:font-weight-complex="normal"/>
    </style:style>
    <style:style style:name="T7" style:family="text">
      <style:text-properties officeooo:rsid="0037dbf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a67bb"/>
    </style:style>
    <style:style style:name="T10" style:family="text">
      <style:text-properties officeooo:rsid="003c9b07"/>
    </style:style>
    <style:style style:name="T11" style:family="text">
      <style:text-properties officeooo:rsid="003cf5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àctica <text:span text:style-name="T9">3</text:span>: Col·leccions</text:p>
      <text:p text:style-name="P3"><text:span text:style-name="T4">L’objectiu d’aquest </text:span><text:span text:style-name="T5">exercici és </text:span><text:span text:style-name="T6">treballar amb les diferents col·leccions vistes a classe.</text:span></text:p>
      <text:p text:style-name="P4"/>
      <text:p text:style-name="P8"/>
      <text:p text:style-name="P9">Exercici 1: <text:span text:style-name="T7">Cua de la verduleria (ArrayList)</text:span></text:p>
      <text:p text:style-name="P11">Heu d'implementar una aplicació que permeti gestionar la cua de clients de la verduleria "Fruites Aaron".</text:p>
      <text:p text:style-name="P11"/>
      <text:p text:style-name="P11">Què ha de fer aquesta aplicació:</text:p>
      <text:list xml:id="list1935556895761976035" text:style-name="L1">
        <text:list-item>
          <text:p text:style-name="P15">Poder afegir clients a la cua i dir-li al client quin número té. Quin torn té.</text:p>
        </text:list-item>
        <text:list-item>
          <text:p text:style-name="P15">Saber quanta gent hi ha a la cua.</text:p>
        </text:list-item>
        <text:list-item>
          <text:p text:style-name="P15">Client: DNI, nom de la persona, direcció i un telèfon contacte.</text:p>
        </text:list-item>
        <text:list-item>
          <text:p text:style-name="P15">Llistar tots els clients que estan a la cua.</text:p>
        </text:list-item>
        <text:list-item>
          <text:p text:style-name="P15">Dir a qui li toca. "Següent".</text:p>
        </text:list-item>
      </text:list>
      <text:p text:style-name="P11"/>
      <text:p text:style-name="P11">S'us facilita el codi (creació classe client i temes d'entrada de dades per usuari)</text:p>
      <text:p text:style-name="P11"/>
      <text:p text:style-name="P11">Tot això usant el ArrayList. <text:a xlink:type="simple" xlink:href="https://docs.oracle.com/javase/8/docs/api/java/util/ArrayList.html" text:style-name="Internet_20_link" text:visited-style-name="Visited_20_Internet_20_Link">https://docs.oracle.com/javase/8/docs/api/java/util/ArrayList.html</text:a></text:p>
      <text:p text:style-name="P11"/>
      <text:p text:style-name="P13"/>
      <text:p text:style-name="P13"/>
      <text:p text:style-name="P13">Exercici 2: Gestió de porres d'un partit futbol (ArrayList / Conjunt / Mapes)</text:p>
      <text:p text:style-name="P13"/>
      <text:p text:style-name="P13">Amb ArrayList</text:p>
      <text:p text:style-name="P11">Heu de fer una aplicació que permeti emmagatzemar les apostes que fan els usuaris a una porra, permeti veure tots els resultats i un cop es coneix el resultat dir qui és el guanyador.</text:p>
      <text:p text:style-name="P11">Una porra consta de n apostes, una aposta té un dni, gols locals i gols visitants.</text:p>
      <text:p text:style-name="P11">Això ho heu d'implementar amb ArrayList i iterator.</text:p>
      <text:p text:style-name="P11"/>
      <text:p text:style-name="P13">Substituir ArrayList per HashSet. Què passa?</text:p>
      <text:p text:style-name="P11">Volem que la porra no hi hagi apostes iguals, per això triem usar els conjunts. Usarem la classe HashSet.</text:p>
      <text:p text:style-name="P11"/>
      <text:p text:style-name="P13"/>
      <text:p text:style-name="P13"/>
      <text:p text:style-name="P13">No podeu crear mètodes en el main, heu de dotar la vostra classe Aposta de mètodes que permetin als Set eliminar iguals</text:p>
      <text:p text:style-name="P11"/>
      <text:p text:style-name="P11"><text:soft-page-break/>a) És tan senzill com canviar ArrayList per HashSet ? Proveu-ho.</text:p>
      <text:p text:style-name="P11"/>
      <text:p text:style-name="P11">Tot i que els conjunts eliminen a elements iguals. Mireu aquest codi:</text:p>
      <text:p text:style-name="P10">java.util.HashSet&lt;String&gt; a = new java.util.HashSet&lt;String&gt;();</text:p>
      <text:p text:style-name="P10">a.add("hola");</text:p>
      <text:p text:style-name="P10">a.add("hola");</text:p>
      <text:p text:style-name="P10">a.add("hol");</text:p>
      <text:p text:style-name="P10">a.add("Hola");</text:p>
      <text:p text:style-name="P10">System.out.println(a);</text:p>
      <text:p text:style-name="P11"/>
      <text:p text:style-name="P11">Per consola surt:</text:p>
      <text:p text:style-name="P10">[hol, hola, Hola]</text:p>
      <text:p text:style-name="P13">No funciona. Ja que permet apostes duplicades.</text:p>
      <text:p text:style-name="P11"/>
      <text:p text:style-name="P11">b) Com detecta Java que dues apostes són iguals? Com detecta que dos cadenes són iguals? Què és el mètode equals del Java. Sobreescriviu el mètode a Aposta.</text:p>
      <text:p text:style-name="P11"/>
      <text:p text:style-name="P13">Funciona? Malauradament no funciona. <text:s/>Debugueu, entra mai en el mètode? Doncs estem sobreescrivint el mètode equals, si posem com a paràmetre una Aposta: equals(Aposta a) no es sobreescriu, doncs el mètode genèric és equals(Object o).</text:p>
      <text:p text:style-name="P11"/>
      <text:p text:style-name="P11">c) <text:s/>No entra mai oi? Doncs és que el Java crida el mètode equals amb el paràmetre de tipus Object. I no del tipus de l'element de la col·lecció. Com ho solucioneu?</text:p>
      <text:p text:style-name="P11"/>
      <text:p text:style-name="P11">d) <text:span text:style-name="T8">Tot i així no funciona.</text:span> <text:s/>El Java usa per veure si dos objectes són iguals el hashcode. <text:s/>Això és una funció que es diu hashCode que retorna un nombre únic per a cada objecte. Com si fos el número de sèrie. Proveu de pintar al costat de cada aposta el hashCode(). <text:s/>Surt diferent oi?</text:p>
      <text:p text:style-name="P11"/>
      <text:p text:style-name="P11">e ) Aleshores si dos apostes són iguals haurien de tenir el mateix hashCode per fer-ho heu de sobrecarregar el mètode hashCode a aposta.</text:p>
      <text:p text:style-name="P11"/>
      <text:p text:style-name="P12"><text:span text:style-name="T10">f</text:span> ) <text:span text:style-name="T10">Afegeix al teu main la possibilitat de que es llistin totes les apostes, ordenades primer per gols casa, i en cas d’empat, gols visitants</text:span>. <text:s/><text:span text:style-name="T11">Fes servir per això el TreeSet i implementa la interface Compar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36360b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36360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"><draw:image xlink:href="Pictures/100000000000080000000800482B8425106B401F.jpg" xlink:type="simple" xlink:show="embed" xlink:actuate="onLoad"/></draw:frame>Programació.</text:p>
              <text:p text:style-name="MP2"><text:span text:style-name="MT1">POO. Llibreries de classes fonamentals</text:span> - UF<text:span text:style-name="MT1">5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2</text:page-number></text:span><text:span text:style-name="MT3"> de </text:span><text:span text:style-name="MT3"><text:page-count style:num-format="1">2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5-23T18:40:15.397753276</dc:date>
    <meta:print-date>2011-03-02T18:52:00</meta:print-date>
    <dc:language>ca-ES</dc:language>
    <meta:editing-cycles>72</meta:editing-cycles>
    <meta:editing-duration>PT13H31M49S</meta:editing-duration>
    <meta:document-statistic meta:table-count="2" meta:image-count="1" meta:object-count="0" meta:page-count="2" meta:paragraph-count="41" meta:word-count="511" meta:character-count="3028" meta:non-whitespace-character-count="2557"/>
    <meta:user-defined meta:name="Info 1"/>
    <meta:user-defined meta:name="Info 2"/>
    <meta:user-defined meta:name="Info 3"/>
    <meta:user-defined meta:name="Info 4"/>
  </office:meta>
</office:document-meta>
</file>